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8785in" fo:margin-left="0in" table:align="left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2.1264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0.6882in"/>
    </style:style>
    <style:style style:name="Table1.E" style:family="table-column">
      <style:table-column-properties style:column-width="0.7528in"/>
    </style:style>
    <style:style style:name="Table1.F" style:family="table-column">
      <style:table-column-properties style:column-width="1.2521in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965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able_20_Contents">
      <style:text-properties officeooo:paragraph-rsid="018c0b48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c0b48"/>
    </style:style>
    <style:style style:name="P4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size="8pt" fo:font-weight="bold" officeooo:rsid="01a2ac63" officeooo:paragraph-rsid="01a2ac63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size="8pt" fo:font-weight="bold" officeooo:rsid="01a2ac63" officeooo:paragraph-rsid="01a45ea9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7pt" fo:font-weight="bold" officeooo:rsid="01a2ac63" officeooo:paragraph-rsid="01a2ac63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6pt" fo:font-weight="bold" officeooo:rsid="01a2ac63" officeooo:paragraph-rsid="01a2ac63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8pt" fo:font-weight="bold" officeooo:rsid="01a2ac63" officeooo:paragraph-rsid="01a45ea9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1ea5143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1f5e442"/>
    </style:style>
    <style:style style:name="P11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20f2248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21255e7"/>
    </style:style>
    <style:style style:name="P13" style:family="paragraph" style:parent-style-name="Header">
      <style:text-properties officeooo:paragraph-rsid="018c0b48"/>
    </style:style>
    <style:style style:name="P14" style:family="paragraph" style:parent-style-name="Footer">
      <style:paragraph-properties fo:text-align="start" style:justify-single-word="false"/>
      <style:text-properties fo:font-weight="bold" officeooo:rsid="0089aa4f" officeooo:paragraph-rsid="018c0b48" style:font-weight-asian="bold" style:font-weight-complex="bold"/>
    </style:style>
    <style:style style:name="P15" style:family="paragraph" style:parent-style-name="Footer">
      <style:paragraph-properties fo:text-align="start" style:justify-single-word="false"/>
      <style:text-properties fo:font-weight="bold" officeooo:rsid="018e4f60" officeooo:paragraph-rsid="018e4f60" style:font-weight-asian="bold" style:font-weight-complex="bold"/>
    </style:style>
    <style:style style:name="P16" style:family="paragraph" style:parent-style-name="Footer">
      <style:paragraph-properties fo:text-align="start" style:justify-single-word="false"/>
      <style:text-properties fo:font-weight="bold" officeooo:rsid="01a45ea9" officeooo:paragraph-rsid="01a45ea9" style:font-weight-asian="bold" style:font-weight-complex="bold"/>
    </style:style>
    <style:style style:name="P17" style:family="paragraph" style:parent-style-name="Footer">
      <style:paragraph-properties fo:text-align="start" style:justify-single-word="false"/>
      <style:text-properties style:font-name="Times New Roman" fo:font-size="8pt" fo:font-weight="bold" officeooo:rsid="018e4f60" officeooo:paragraph-rsid="018e4f60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fo:font-weight="bold" officeooo:rsid="0203ebf8" officeooo:paragraph-rsid="0218a6ce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8pt" fo:font-weight="bold" officeooo:rsid="0203ebf8" officeooo:paragraph-rsid="018c0b48" style:font-size-asian="8pt" style:font-weight-asian="bold" style:font-size-complex="8pt" style:font-weight-complex="bold"/>
    </style:style>
    <style:style style:name="P2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1b87b89" officeooo:paragraph-rsid="01b87b89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8pt" fo:font-weight="bold" officeooo:rsid="000bacb5" officeooo:paragraph-rsid="018c0b4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0bacb5" officeooo:paragraph-rsid="018c0b4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1b87b89" officeooo:paragraph-rsid="01b87b89" style:font-name-asian="Arial" style:font-size-asian="8pt" style:font-weight-asian="bold" style:font-name-complex="Arial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8pt" officeooo:rsid="00072945" officeooo:paragraph-rsid="018c0b48" style:font-size-asian="8pt" style:font-size-complex="8pt"/>
    </style:style>
    <style:style style:name="P26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222e8c2"/>
    </style:style>
    <style:style style:name="P27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225d2bf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officeooo:rsid="007b09f6"/>
    </style:style>
    <style:style style:name="T4" style:family="text">
      <style:text-properties style:font-name="Arial" officeooo:rsid="01a45ea9"/>
    </style:style>
    <style:style style:name="T5" style:family="text">
      <style:text-properties style:font-name="Arial" fo:font-size="8pt" fo:font-weight="bold" officeooo:rsid="01db1950" style:font-size-asian="8pt" style:font-weight-asian="bold" style:font-size-complex="8pt" style:font-weight-complex="bold"/>
    </style:style>
    <style:style style:name="T6" style:family="text">
      <style:text-properties style:font-name="Arial" fo:font-size="8pt" fo:font-weight="bold" officeooo:rsid="01df97ce" style:font-size-asian="8pt" style:font-weight-asian="bold" style:font-size-complex="8pt" style:font-weight-complex="bold"/>
    </style:style>
    <style:style style:name="T7" style:family="text">
      <style:text-properties style:font-name="Arial" fo:font-size="8pt" fo:font-weight="bold" officeooo:rsid="01f1d05c" style:font-size-asian="8pt" style:font-weight-asian="bold" style:font-size-complex="8pt" style:font-weight-complex="bold"/>
    </style:style>
    <style:style style:name="T8" style:family="text">
      <style:text-properties style:font-name="Arial" fo:font-size="8pt" fo:font-weight="bold" officeooo:rsid="020f2248" style:font-size-asian="8pt" style:font-weight-asian="bold" style:font-size-complex="8pt" style:font-weight-complex="bold"/>
    </style:style>
    <style:style style:name="T9" style:family="text">
      <style:text-properties style:font-name="Arial" fo:font-size="8pt" fo:font-weight="bold" officeooo:rsid="0212ecf6" style:font-size-asian="8pt" style:font-weight-asian="bold" style:font-size-complex="8pt" style:font-weight-complex="bold"/>
    </style:style>
    <style:style style:name="T10" style:family="text">
      <style:text-properties style:font-name="Arial" fo:font-size="8pt" fo:font-weight="bold" officeooo:rsid="02249550" style:font-size-asian="8pt" style:font-weight-asian="bold" style:font-size-complex="8pt" style:font-weight-complex="bold"/>
    </style:style>
    <style:style style:name="T11" style:family="text">
      <style:text-properties style:font-name="Times New Roman" fo:font-size="8pt" style:font-size-asian="8pt" style:font-size-complex="8pt"/>
    </style:style>
    <style:style style:name="T12" style:family="text">
      <style:text-properties style:font-name="Times New Roman" fo:font-size="8pt" officeooo:rsid="0089aa4f" style:font-size-asian="8pt" style:font-size-complex="8pt"/>
    </style:style>
    <style:style style:name="T13" style:family="text">
      <style:text-properties style:font-name="Times New Roman" fo:font-size="8pt" officeooo:rsid="01bedad0" style:font-size-asian="8pt" style:font-size-complex="8pt"/>
    </style:style>
    <style:style style:name="T14" style:family="text">
      <style:text-properties style:font-name="Times New Roman" fo:font-size="8pt" officeooo:rsid="00099212" style:font-size-asian="8pt" style:font-size-complex="8pt"/>
    </style:style>
    <style:style style:name="T15" style:family="text">
      <style:text-properties style:font-name="Times New Roman" fo:font-size="9pt" officeooo:rsid="0060922d" style:font-size-asian="9pt" style:font-size-complex="9pt"/>
    </style:style>
    <style:style style:name="T16" style:family="text">
      <style:text-properties style:font-name="Times New Roman" fo:font-size="9pt" officeooo:rsid="006b0448" style:font-size-asian="9pt" style:font-size-complex="9pt"/>
    </style:style>
    <style:style style:name="T17" style:family="text">
      <style:text-properties style:font-name="Times New Roman" fo:font-size="9pt" officeooo:rsid="006b2625" style:font-size-asian="9pt" style:font-size-complex="9pt"/>
    </style:style>
    <style:style style:name="T18" style:family="text">
      <style:text-properties style:font-name="Times New Roman" fo:font-size="9pt" officeooo:rsid="006f0d0e" style:font-size-asian="9pt" style:font-size-complex="9pt"/>
    </style:style>
    <style:style style:name="T19" style:family="text">
      <style:text-properties style:font-name="Times New Roman" fo:font-size="9pt" fo:font-weight="bold" officeooo:rsid="020f2248" style:font-size-asian="9pt" style:font-weight-asian="bold" style:font-size-complex="9pt" style:font-weight-complex="bold"/>
    </style:style>
    <style:style style:name="T20" style:family="text">
      <style:text-properties style:font-name="Times New Roman" fo:font-size="6pt" officeooo:rsid="01bedad0" style:font-size-asian="6pt" style:font-size-complex="6pt"/>
    </style:style>
    <style:style style:name="T21" style:family="text">
      <style:text-properties style:font-name="Times New Roman" fo:font-size="6pt" officeooo:rsid="00099212" style:font-size-asian="6pt" style:font-size-complex="6pt"/>
    </style:style>
    <style:style style:name="T22" style:family="text">
      <style:text-properties style:font-name="Times New Roman" officeooo:rsid="01bedad0"/>
    </style:style>
    <style:style style:name="T23" style:family="text">
      <style:text-properties style:font-name="Times New Roman" officeooo:rsid="00099212"/>
    </style:style>
    <style:style style:name="T24" style:family="text">
      <style:text-properties fo:color="#000000" loext:opacity="100%" style:font-name="Times New Roman" fo:font-size="9pt" style:text-underline-style="none" fo:font-weight="bold" officeooo:rsid="006b2625" style:font-size-asian="9pt" style:font-weight-asian="bold" style:font-size-complex="9pt" style:font-weight-complex="bold"/>
    </style:style>
    <style:style style:name="T25" style:family="text">
      <style:text-properties fo:color="#000000" loext:opacity="100%" style:font-name="Times New Roman" fo:font-size="9pt" style:text-underline-style="none" fo:font-weight="bold" officeooo:rsid="00631bce" style:font-size-asian="9pt" style:font-weight-asian="bold" style:font-size-complex="9pt" style:font-weight-complex="bold"/>
    </style:style>
    <style:style style:name="T26" style:family="text">
      <style:text-properties fo:color="#000000" loext:opacity="100%" style:font-name="Times New Roman" fo:font-size="9pt" style:text-underline-style="none" fo:font-weight="bold" officeooo:rsid="002763ae" style:font-size-asian="9pt" style:font-weight-asian="bold" style:font-size-complex="9pt" style:font-weight-complex="bold"/>
    </style:style>
    <style:style style:name="T27" style:family="text">
      <style:text-properties fo:color="#000000" loext:opacity="100%" style:font-name="Times New Roman" fo:font-size="9pt" style:text-underline-style="none" fo:font-weight="bold" officeooo:rsid="006b2625" style:text-underline-mode="continuous" style:text-overline-mode="continuous" style:text-line-through-mode="continuous" style:font-name-asian="Arial" style:font-size-asian="9pt" style:font-weight-asian="bold" style:font-name-complex="Arial" style:font-size-complex="9pt" style:font-weight-complex="bold"/>
    </style:style>
    <style:style style:name="T28" style:family="text">
      <style:text-properties fo:color="#000000" loext:opacity="100%" style:font-name="Times New Roman" fo:font-size="9pt" style:text-underline-style="none" officeooo:rsid="002763ae" style:font-size-asian="9pt" style:font-size-complex="9pt"/>
    </style:style>
    <style:style style:name="T29" style:family="text">
      <style:text-properties fo:color="#000000" loext:opacity="100%" style:font-name="Times New Roman" fo:font-size="8pt" style:text-underline-style="none" fo:font-weight="bold" officeooo:rsid="02249550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0" style:family="text">
      <style:text-properties fo:color="#000000" loext:opacity="100%" style:font-name="Times New Roman" fo:font-size="8pt" style:text-underline-style="none" fo:font-weight="bold" officeooo:rsid="020f2248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1" style:family="text">
      <style:text-properties fo:color="#000000" loext:opacity="100%" style:font-name="Times New Roman" fo:font-size="8pt" style:text-underline-style="none" fo:font-weight="bold" officeooo:rsid="0225d6c7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2" style:family="text">
      <style:text-properties officeooo:rsid="01d04719"/>
    </style:style>
    <style:style style:name="T33" style:family="text">
      <style:text-properties fo:color="#0563c1" loext:opacity="100%" style:font-name="Times New Roman" fo:font-size="9pt" style:text-underline-style="solid" style:text-underline-width="auto" style:text-underline-color="font-color" fo:font-weight="bold" officeooo:rsid="0213d146" style:text-underline-mode="continuous" style:text-overline-mode="continuous" style:text-line-through-mode="continuous" style:font-size-asian="9pt" style:font-weight-asian="bold" style:font-size-complex="9pt" style:font-weight-complex="bold"/>
    </style:style>
    <style:style style:name="T34" style:family="text">
      <style:text-properties fo:color="#0563c1" loext:opacity="100%" style:font-name="Times New Roman" fo:font-size="9pt" style:text-underline-style="solid" style:text-underline-width="auto" style:text-underline-color="font-color" fo:font-weight="bold" officeooo:rsid="0213d146" style:text-underline-mode="continuous" style:text-overline-mode="continuous" style:text-line-through-mode="continuous" style:font-size-asian="9pt" style:font-weight-asian="bold" style:font-size-complex="9pt" style:font-weight-complex="bold"/>
    </style:style>
    <style:style style:name="T35" style:family="text">
      <style:text-properties fo:color="#0563c1" loext:opacity="100%" style:font-name="Times New Roman" fo:font-size="8pt" style:text-underline-style="solid" style:text-underline-width="auto" style:text-underline-color="font-color" fo:font-weight="bold" officeooo:rsid="0213d146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6" style:family="text">
      <style:text-properties fo:color="#0563c1" loext:opacity="100%" style:font-name="Times New Roman" fo:font-size="8pt" fo:font-weight="bold" officeooo:rsid="0213d146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7" style:family="text">
      <style:text-properties fo:color="#0563c1" loext:opacity="100%" style:font-name="Times New Roman" fo:font-size="8pt" style:text-underline-style="none" fo:font-weight="bold" officeooo:rsid="0213d146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8" style:family="text">
      <style:text-properties fo:color="#0563c1" loext:opacity="100%" style:font-name="Times New Roman" fo:font-size="8pt" style:text-underline-style="none" fo:font-weight="bold" officeooo:rsid="02249550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9" style:family="text">
      <style:text-properties fo:color="#0563c1" loext:opacity="100%" style:font-name="Times New Roman" fo:font-size="8pt" style:text-underline-style="none" fo:font-weight="bold" officeooo:rsid="020f2248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40" style:family="text">
      <style:text-properties fo:color="#0563c1" loext:opacity="100%" style:font-name="Times New Roman" fo:font-size="8pt" style:text-underline-style="none" fo:font-weight="bold" officeooo:rsid="0225d6c7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41" style:family="text">
      <style:text-properties fo:color="#0563c1" loext:opacity="100%" style:font-name="Arial" fo:font-size="8pt" style:text-underline-style="none" fo:font-weight="bold" officeooo:rsid="020f2248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42" style:family="text">
      <style:text-properties officeooo:rsid="020f2248"/>
    </style:style>
    <style:style style:name="T43" style:family="text">
      <style:text-properties style:font-name="Times New Roman" fo:font-size="8pt" fo:font-weight="bold" officeooo:rsid="02249550" style:font-size-asian="8pt" style:font-weight-asian="bold" style:font-size-complex="8pt" style:font-weight-complex="bold"/>
    </style:style>
    <style:style style:name="T44" style:family="text">
      <style:text-properties style:font-name="Times New Roman" fo:font-size="8pt" fo:font-weight="bold" officeooo:rsid="020f2248" style:font-size-asian="8pt" style:font-weight-asian="bold" style:font-size-complex="8pt" style:font-weight-complex="bold"/>
    </style:style>
    <style:style style:name="T45" style:family="text">
      <style:text-properties style:font-name="Times New Roman" fo:font-size="8pt" fo:font-weight="bold" officeooo:rsid="0225d6c7" style:font-size-asian="8pt" style:font-weight-asian="bold" style:font-size-complex="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invoice number" text:name="py3o.obj.name"/>
        <text:user-field-decl office:value-type="string" office:string-value="partner_id.x_cheq_to" text:name="py3o.obj.partner_id.x_cheq_to"/>
        <text:user-field-decl office:value-type="string" office:string-value="py3o.obj.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Invoice Origin" text:name="py3o.obj.invoice_origin"/>
        <text:user-field-decl office:value-type="string" office:string-value="py3o.line.category_id.name" text:name="py3o.line.category_id.name"/>
        <text:user-field-decl office:value-type="string" office:string-value="py3o.line.category_id.name" text:name="py3o.line.product_id.name"/>
        <text:user-field-decl office:value-type="string" office:string-value="py3o.line.x_color.name" text:name="py3o.line.x_color.name"/>
        <text:user-field-decl office:value-type="string" office:string-value="py3o.line.x_brand.name" text:name="py3o.line.x_brand.name"/>
        <text:user-field-decl office:value-type="string" office:string-value="py3o.line.quantity" text:name="py3o.line.quantity"/>
        <text:user-field-decl office:value-type="string" office:string-value="py3o.line.price_unit" text:name="py3o.line.price_unit"/>
        <text:user-field-decl office:value-type="string" office:string-value="py3o.line.price_subtotal" text:name="py3o.line.price_subtotal"/>
        <text:user-field-decl office:value-type="string" office:string-value="Invoice partner Mobile" text:name="py3o.o.partner_id.mobile"/>
        <text:user-field-decl office:value-type="string" office:string-value="partner_id.mobile" text:name="py3o.obj.partner_id.mobile"/>
        <text:user-field-decl office:value-type="string" office:string-value="partner_id.phone" text:name="py3o.obj.partner_id.phone"/>
        <text:user-field-decl office:value-type="string" office:string-value="total_qty" text:name="py3o.obj.total_qty"/>
        <text:user-field-decl office:value-type="string" office:string-value="Previous_balance" text:name="py3o.obj.previous_balance"/>
        <text:user-field-decl office:value-type="string" office:string-value="current_balance" text:name="py3o.obj.current_balance"/>
      </text:user-field-decls>
      <text:p text:style-name="P2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6"><text:a xlink:type="simple" xlink:href="py3o://if=%22obj.partner_id.is_cash%20==%200%22" text:style-name="Internet_20_link" text:visited-style-name="Visited_20_Internet_20_Link"><text:span text:style-name="T9">if="obj.partner_id.is_cash == 0"</text:span></text:a></text:p>
      <text:p text:style-name="P26"><text:span text:style-name="T5"><text:tab/><text:tab/><text:tab/><text:tab/><text:tab/><text:tab/><text:tab/><text:tab/><text:tab/><text:tab/><text:tab/><text:tab/></text:span><text:span text:style-name="T43">Previous Balance</text:span><text:span text:style-name="T44"> </text:span><text:span text:style-name="T8">: </text:span><text:span text:style-name="T44"><text:user-field-get text:name="py3o.obj.previous_balance">Previous_balance</text:user-field-get></text:span></text:p>
      <text:p text:style-name="P27"><text:span text:style-name="Hyperlink"><text:span text:style-name="T37"><text:tab/><text:tab/><text:tab/><text:tab/><text:tab/><text:tab/><text:tab/><text:tab/><text:tab/><text:tab/><text:tab/><text:tab/></text:span></text:span><text:span text:style-name="Hyperlink"><text:span text:style-name="T31">Current</text:span></text:span><text:span text:style-name="Hyperlink"><text:span text:style-name="T29"> Balance</text:span></text:span><text:span text:style-name="Hyperlink"><text:span text:style-name="T39"> </text:span></text:span><text:span text:style-name="Hyperlink"><text:span text:style-name="T41">: </text:span></text:span><text:span text:style-name="Hyperlink"><text:span text:style-name="T39"><text:s/></text:span></text:span><text:span text:style-name="Hyperlink"><text:span text:style-name="T30"><text:user-field-get text:name="py3o.obj.current_balance">current_balance</text:user-field-get></text:span></text:span></text:p>
      <text:p text:style-name="P26"><text:a xlink:type="simple" xlink:href="py3o:///if" text:style-name="Internet_20_link" text:visited-style-name="Visited_20_Internet_20_Link"><text:span text:style-name="Hyperlink"><text:span text:style-name="T26">/if</text:span></text:span></text:a></text:p>
      <text:p text:style-name="P3"><text:a xlink:type="simple" xlink:href="py3o://if=%22obj.type%20in%20('in_invoice')%20and%20obj.state%20in%20('draft')%22" text:style-name="Internet_20_link" text:visited-style-name="Visited_20_Internet_20_Link"><text:span text:style-name="T15">if="obj.type in ('in_invoice') and obj.state in ('draft')"</text:span></text:a></text:p>
      <text:p text:style-name="P3"><text:span text:style-name="Hyperlink"><text:span text:style-name="T25">Draft Purchase Invoice</text:span></text:span></text:p>
      <text:p text:style-name="P3"><text:a xlink:type="simple" xlink:href="py3o:///if" text:style-name="Internet_20_link" text:visited-style-name="Visited_20_Internet_20_Link"><text:span text:style-name="Hyperlink"><text:span text:style-name="T28">/if</text:span></text:span></text:a></text:p>
      <text:p text:style-name="P3"><text:a xlink:type="simple" xlink:href="py3o://if=%22obj.type%20in%20('in_invoice')%20and%20obj.state%20in%20('posted')%22" text:style-name="Internet_20_link" text:visited-style-name="Visited_20_Internet_20_Link"><text:span text:style-name="T16">if="obj.type in ('in_invoice') and obj.state in ('posted')"</text:span></text:a></text:p>
      <text:p text:style-name="P3"><text:span text:style-name="Hyperlink"><text:span text:style-name="T25">Purchase Invoice</text:span></text:span></text:p>
      <text:p text:style-name="P3"><text:a xlink:type="simple" xlink:href="py3o:///if" text:style-name="Internet_20_link" text:visited-style-name="Visited_20_Internet_20_Link"><text:span text:style-name="Hyperlink"><text:span text:style-name="T28">/if</text:span></text:span></text:a></text:p>
      <text:p text:style-name="P3"><text:a xlink:type="simple" xlink:href="py3o://if=%22obj.type%20in%20('out_invoice')%20and%20obj.state%20in%20('draft')%22" text:style-name="Internet_20_link" text:visited-style-name="Visited_20_Internet_20_Link"><text:span text:style-name="T17">if="obj.type in ('out_invoice') and obj.state in ('draft')"</text:span></text:a></text:p>
      <text:p text:style-name="P3"><text:span text:style-name="Hyperlink"><text:span text:style-name="T24">Draft </text:span></text:span><text:span text:style-name="Hyperlink"><text:span text:style-name="T27">Sale</text:span></text:span><text:span text:style-name="Hyperlink"><text:span text:style-name="T25"> Invoice</text:span></text:span></text:p>
      <text:p text:style-name="P3"><text:a xlink:type="simple" xlink:href="py3o:///if" text:style-name="Internet_20_link" text:visited-style-name="Visited_20_Internet_20_Link"><text:span text:style-name="Hyperlink"><text:span text:style-name="T28">/if</text:span></text:span></text:a></text:p>
      <text:p text:style-name="P3"><text:a xlink:type="simple" xlink:href="py3o://if=%22obj.type%20in%20('out_invoice')%20and%20obj.state%20in%20('posted')%22" text:style-name="Internet_20_link" text:visited-style-name="Visited_20_Internet_20_Link"><text:span text:style-name="T18">if="obj.type in ('out_invoice') and obj.state in ('posted')"</text:span></text:a></text:p>
      <text:p text:style-name="P3"><text:span text:style-name="Hyperlink"><text:span text:style-name="T27">Sale</text:span></text:span><text:span text:style-name="Hyperlink"><text:span text:style-name="T25"> Invoice</text:span></text:span></text:p>
      <text:p text:style-name="P3"><text:a xlink:type="simple" xlink:href="py3o:///if" text:style-name="Internet_20_link" text:visited-style-name="Visited_20_Internet_20_Link"><text:span text:style-name="Hyperlink"><text:span text:style-name="T28">/if</text:span></text:span></text:a></text:p>
      <text:p text:style-name="P4"><text:span text:style-name="T3">A</text:span><text:span text:style-name="T1">ll Mobile Phone Accessoires, Parts, LCDs, Batteries, &amp; Softwares</text:span></text:p>
      <text:p text:style-name="P6">2nd Floor, Ocean <text:s/>Centre, Hall Road, Lahore.</text:p>
      <text:p text:style-name="P7">Phone : 042-37110005, 042-37245224, <text:span text:style-name="T32">0333-1611774, 0333-1611775</text:span></text:p>
      <text:p text:style-name="P7"/>
      <text:p text:style-name="P5"><text:span text:style-name="T1">Sales Inv. : </text:span><text:span text:style-name="T1"><text:user-field-get text:name="py3o.obj.name">invoice number</text:user-field-get></text:span><text:span text:style-name="T1"><text:tab/><text:tab/><text:tab/><text:tab/><text:tab/><text:tab/><text:tab/><text:tab/><text:tab/></text:span><text:span text:style-name="T4">Date : </text:span><text:span text:style-name="T4"><text:user-field-get text:name="py3o.obj.invoice_date">invoice_date</text:user-field-get></text:span></text:p>
      <text:p text:style-name="P8">_______________________________________________________________________________________________________________________________</text:p>
      <text:p text:style-name="P10"><text:a xlink:type="simple" xlink:href="py3o://if=%22obj.partner_id.is_cash%22" text:style-name="Internet_20_link" text:visited-style-name="Visited_20_Internet_20_Link"><text:span text:style-name="T7">if="obj.partner_id.is_cash"</text:span></text:a></text:p>
      <text:p text:style-name="P11"><text:span text:style-name="T5">Customers  : </text:span><text:span text:style-name="T5"><text:user-field-get text:name="py3o.obj.partner_id.name">partner_id.name</text:user-field-get></text:span><text:span text:style-name="T8"><text:s/>(</text:span><text:span text:style-name="T6"><text:user-field-get text:name="py3o.obj.partner_id.phone">partner_id.phone</text:user-field-get></text:span><text:span text:style-name="T8">)</text:span><text:span text:style-name="T5"><text:tab/><text:tab/><text:tab/><text:tab/><text:tab/></text:span><text:span text:style-name="T8">Payment Type :</text:span><text:span text:style-name="T42"> </text:span><text:span text:style-name="Hyperlink"><text:span text:style-name="T19">CASH</text:span></text:span></text:p>
      <text:p text:style-name="P9"><text:a xlink:type="simple" xlink:href="py3o:///if" text:style-name="Internet_20_link" text:visited-style-name="Visited_20_Internet_20_Link"><text:span text:style-name="Hyperlink"><text:span text:style-name="T26">/if</text:span></text:span></text:a></text:p>
      <text:p text:style-name="P12"><text:a xlink:type="simple" xlink:href="py3o://if=%22obj.partner_id.is_cash%20==%200%22" text:style-name="Internet_20_link" text:visited-style-name="Visited_20_Internet_20_Link"><text:span text:style-name="T9">if="obj.partner_id.is_cash == 0"</text:span></text:a></text:p>
      <text:p text:style-name="P12"><text:span text:style-name="T5">Customers  : </text:span><text:span text:style-name="T5"><text:user-field-get text:name="py3o.obj.partner_id.name">partner_id.name</text:user-field-get></text:span><text:span text:style-name="T8"><text:s/>(</text:span><text:span text:style-name="T6"><text:user-field-get text:name="py3o.obj.partner_id.phone">partner_id.phone</text:user-field-get></text:span><text:span text:style-name="T8">)</text:span><text:span text:style-name="T5"><text:tab/><text:tab/><text:tab/><text:tab/><text:tab/></text:span><text:span text:style-name="T8">Payment Type :</text:span><text:span text:style-name="T42"> </text:span><text:span text:style-name="Hyperlink"><text:span text:style-name="T33">CREDIT</text:span></text:span></text:p>
      <text:p text:style-name="P12"><text:a xlink:type="simple" xlink:href="py3o:///if" text:style-name="Internet_20_link" text:visited-style-name="Visited_20_Internet_20_Link"><text:span text:style-name="Hyperlink"><text:span text:style-name="T26">/if</text:span></text:span></text:a></text:p>
      <text:p text:style-name="P12"><text:span text:style-name="Hyperlink"><text:span text:style-name="T2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21">Category</text:p>
            </table:table-cell>
            <table:table-cell table:style-name="Table1.A1" office:value-type="string">
              <text:p text:style-name="P21">Product</text:p>
            </table:table-cell>
            <table:table-cell table:style-name="Table1.A1" office:value-type="string">
              <text:p text:style-name="P24">Brand</text:p>
            </table:table-cell>
            <table:table-cell table:style-name="Table1.A1" office:value-type="string">
              <text:p text:style-name="P24">Qty.</text:p>
            </table:table-cell>
            <table:table-cell table:style-name="Table1.A1" office:value-type="string">
              <text:p text:style-name="P21">Rate</text:p>
            </table:table-cell>
            <table:table-cell table:style-name="Table1.F1" office:value-type="string">
              <text:p text:style-name="P21">Amount</text:p>
            </table:table-cell>
          </table:table-row>
        </table:table-header-rows>
        <table:table-row table:style-name="TableLine2137397475840">
          <table:table-cell table:style-name="Table1.A2" table:number-columns-spanned="6" office:value-type="string">
            <text:p text:style-name="P13"><text:a xlink:type="simple" xlink:href="py3o://for=%22line%20in%20obj.invoice_line_ids%22" text:style-name="Internet_20_link" text:visited-style-name="Visited_20_Internet_20_Link"><text:span text:style-name="T13">for="line in obj.invoice_line_id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5"><text:user-field-get text:name="py3o.line.category_id.name">py3o.line.category_id.name</text:user-field-get></text:p>
          </table:table-cell>
          <table:table-cell table:style-name="Table1.A3" office:value-type="string">
            <text:p text:style-name="P25"><text:user-field-get text:name="py3o.line.product_id.name">py3o.line.category_id.name</text:user-field-get></text:p>
          </table:table-cell>
          <table:table-cell table:style-name="Table1.A3" office:value-type="string">
            <text:p text:style-name="P25"><text:user-field-get text:name="py3o.line.x_brand.name">py3o.line.x_brand.name</text:user-field-get></text:p>
          </table:table-cell>
          <table:table-cell table:style-name="Table1.A3" office:value-type="string">
            <text:p text:style-name="P25"><text:user-field-get text:name="py3o.line.quantity">py3o.line.quantity</text:user-field-get></text:p>
          </table:table-cell>
          <table:table-cell table:style-name="Table1.A3" office:value-type="string">
            <text:p text:style-name="P25"><text:user-field-get text:name="py3o.line.price_unit">py3o.line.price_unit</text:user-field-get></text:p>
          </table:table-cell>
          <table:table-cell table:style-name="Table1.A2" office:value-type="string">
            <text:p text:style-name="P25"><text:user-field-get text:name="py3o.line.price_subtotal">py3o.line.price_subtotal</text:user-field-get></text:p>
          </table:table-cell>
        </table:table-row>
        <table:table-row table:style-name="TableLine2137397465232">
          <table:table-cell table:style-name="Table1.A2" table:number-columns-spanned="6" office:value-type="string">
            <text:p text:style-name="P2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37397471216">
          <table:table-cell table:style-name="Table1.A3" table:number-columns-spanned="3" office:value-type="string">
            <text:p text:style-name="P22">Total : </text:p>
          </table:table-cell>
          <table:covered-table-cell/>
          <table:covered-table-cell/>
          <table:table-cell table:style-name="Table1.A3" office:value-type="string">
            <text:p text:style-name="P23"><text:user-field-get text:name="py3o.obj.total_qty">total_qty</text:user-field-get></text:p>
          </table:table-cell>
          <table:table-cell table:style-name="Table1.A3" office:value-type="string">
            <text:p text:style-name="P19"><text:s/></text:p>
          </table:table-cell>
          <table:table-cell table:style-name="Table1.A2" office:value-type="string">
            <text:p text:style-name="P18"><text:user-field-get text:name="py3o.obj.amount_total">py3o.obj.amount_total</text:user-field-get></text:p>
          </table:table-cell>
        </table:table-row>
      </table:table>
      <text:p text:style-name="P14"/>
      <text:p text:style-name="P15"><text:soft-page-break/><text:span text:style-name="T11">Amount in Words : <text:s text:c="5"/></text:span><text:span text:style-name="T11"><text:user-field-get text:name="py3o.obj.currency_id.name">currency_id.name</text:user-field-get></text:span><text:span text:style-name="T11"><text:s/></text:span></text:p>
      <text:p text:style-name="P17"/>
      <text:p text:style-name="P16"><text:span text:style-name="T11">Prepared_by : </text:span><text:span text:style-name="T12"><text:user-field-get text:name="py3o.obj.create_uid.name">create_uid.name</text:user-field-get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8.3in" fo:page-height="5.8in" style:num-format="1" style:print-orientation="landscape" fo:margin-top="0.0661in" fo:margin-bottom="0.128in" fo:margin-left="0.2555in" fo:margin-right="0.11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18in" fo:margin-left="0in" fo:margin-right="0in" fo:margin-bottom="0.0783in" fo:background-color="transparent" style:dynamic-spacing="false" draw:fill="none" draw:fill-color="#729fcf"/>
      </style:header-style>
      <style:footer-style>
        <style:header-footer-properties svg:height="0.0374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2-01-10T18:06:07.938000000</dc:date>
    <meta:editing-duration>P2DT48M16S</meta:editing-duration>
    <meta:editing-cycles>472</meta:editing-cycles>
    <meta:generator>LibreOffice/7.0.4.2$Windows_X86_64 LibreOffice_project/dcf040e67528d9187c66b2379df5ea4407429775</meta:generator>
    <meta:document-statistic meta:table-count="1" meta:image-count="0" meta:object-count="0" meta:page-count="2" meta:paragraph-count="49" meta:word-count="142" meta:character-count="1352" meta:non-whitespace-character-count="1206"/>
  </office:meta>
</office:document-meta>
</file>